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e6e6e6" draw:opacity="50%" draw:textarea-horizontal-align="justify" draw:textarea-vertical-align="middle" draw:auto-grow-height="false" fo:padding-top="0.125cm" fo:padding-bottom="0.125cm" fo:padding-left="0.25cm" fo:padding-right="0.25cm" draw:shadow-offset-x="0.203cm" draw:shadow-offset-y="0.203cm" draw:shadow-opacity="50%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778cm" svg:x="2.27cm" svg:y="3.54cm">
          <text:p text:style-name="P1"><text:span text:style-name="T1">Record 1</text:span></text:p>
          <text:p text:style-name="P1">MB=1, ME=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778cm" svg:x="7.35cm" svg:y="3.54cm">
          <text:p text:style-name="P1"><text:span text:style-name="T1">Record 2</text:span></text:p>
          <text:p text:style-name="P1">MB=0, ME=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778cm" svg:x="14.97cm" svg:y="3.54cm">
          <text:p text:style-name="P1"><text:span text:style-name="T1">Record </text:span><text:span text:style-name="T2">N</text:span></text:p>
          <text:p text:style-name="P1">MB=0, ME=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778cm" svg:x="12.43cm" svg:y="3.5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.27cm" svg:x="2.27cm" svg:y="2.27cm">
          <text:p text:style-name="P1"><text:span text:style-name="T1">NDEF Messa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en Tiedemann</meta:initial-creator>
    <meta:creation-date>2012-08-28T13:32:34</meta:creation-date>
    <dc:date>2012-08-28T13:53:37</dc:date>
    <dc:creator>Stephen Tiedemann</dc:creator>
    <meta:editing-duration>PT5M30S</meta:editing-duration>
    <meta:editing-cycles>1</meta:editing-cycles>
    <meta:document-statistic meta:object-count="5"/>
    <meta:generator>LibreOffice/3.5$Linux_X86_64 LibreOffice_project/350m1$Build-2</meta:generator>
  </office:meta>
</office:document-meta>
</file>